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4.101cm"/>
    </style:style>
    <style:style style:name="gr5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  <draw:frame draw:style-name="gr4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5" draw:text-style-name="P1" draw:layer="layout" svg:x1="2.6cm" svg:y1="15.8cm" svg:x2="3.2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02:01.950733982</dc:date>
    <dc:creator>rete </dc:creator>
    <meta:editing-duration>PT2H8M6S</meta:editing-duration>
    <meta:editing-cycles>7</meta:editing-cycles>
    <meta:generator>LibreOffice/4.3.3.2$Linux_x86 LibreOffice_project/430m0$Build-2</meta:generator>
    <meta:document-statistic meta:object-count="85"/>
  </office:meta>
</office:document-meta>
</file>